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000000" draw:textarea-horizontal-align="center" draw:textarea-vertical-align="middle"/>
    </style:style>
    <style:style style:name="gr2" style:family="graphic" style:parent-style-name="standard">
      <style:graphic-properties svg:stroke-color="#9999ff" draw:fill="solid" draw:fill-color="#9999ff" draw:fill-image-width="5%" draw:fill-image-height="5%" draw:textarea-vertical-align="middle" draw:auto-grow-height="false" fo:min-height="0.749cm" fo:min-width="0.499cm" fo:wrap-option="wrap"/>
    </style:style>
    <style:style style:name="gr3" style:family="graphic" style:parent-style-name="standard">
      <style:graphic-properties svg:stroke-color="#9999ff" draw:fill-color="#9999ff" draw:textarea-vertical-align="middle" draw:auto-grow-height="false" fo:min-height="0.749cm" fo:min-width="0.499cm" fo:wrap-option="wrap"/>
    </style:style>
    <style:style style:name="gr4" style:family="graphic" style:parent-style-name="standard">
      <style:graphic-properties svg:stroke-color="#808080" draw:fill-color="#9999ff" draw:textarea-horizontal-align="justify" draw:textarea-vertical-align="middle" draw:auto-grow-height="false"/>
    </style:style>
    <style:style style:name="gr5" style:family="graphic" style:parent-style-name="standard">
      <style:graphic-properties svg:stroke-color="#cccccc" draw:fill-color="#dddddd" draw:textarea-horizontal-align="justify" draw:textarea-vertical-align="middle" draw:auto-grow-height="false"/>
    </style:style>
    <style:style style:name="gr6" style:family="graphic" style:parent-style-name="standard">
      <style:graphic-properties svg:stroke-color="#ffffff" draw:fill-color="#ffff99" draw:textarea-horizontal-align="justify" draw:textarea-vertical-align="middle" draw:auto-grow-height="false"/>
    </style:style>
    <style:style style:name="gr7" style:family="graphic" style:parent-style-name="standard">
      <style:graphic-properties svg:stroke-color="#ffffff" draw:fill-color="#ffffff" draw:textarea-horizontal-align="justify" draw:textarea-vertical-align="middle" draw:auto-grow-height="false"/>
    </style:style>
    <style:style style:name="gr8" style:family="graphic" style:parent-style-name="standard">
      <style:graphic-properties svg:stroke-color="#ffffff" draw:fill-color="#eeeeee" draw:textarea-horizontal-align="justify" draw:textarea-vertical-align="middle" draw:auto-grow-height="false"/>
    </style:style>
    <style:style style:name="gr9" style:family="graphic" style:parent-style-name="standard">
      <style:graphic-properties svg:stroke-color="#cfe7f5" draw:fill-color="#cfe7f5" draw:textarea-horizontal-align="justify" draw:textarea-vertical-align="middle" draw:auto-grow-height="false"/>
    </style:style>
    <style:style style:name="gr10" style:family="graphic" style:parent-style-name="standard">
      <style:graphic-properties svg:stroke-color="#3333ff" draw:fill-color="#ffffff"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WEB-Draw-klein">
        <draw:g>
          <draw:rect draw:style-name="gr1" draw:layer="layout" svg:width="1cm" svg:height="1cm" svg:x="0cm" svg:y="0cm">
            <text:p/>
          </draw:rect>
          <draw:g>
            <draw:custom-shape draw:style-name="gr2" draw:text-style-name="P1" draw:layer="layout" svg:width="0.337cm" svg:height="0.508cm" draw:transform="rotate (-0.0687659725297503) translate (0.569cm 0.005cm)">
              <text:p/>
              <draw:enhanced-geometry svg:viewBox="0 0 21600 21600" draw:mirror-horizontal="true" draw:mirror-vertical="false" draw:glue-points="21600 0 0 10800 21600 21600 ?f0 10800" draw:text-areas="?f1 ?f10 21600 ?f11" draw:type="moon" draw:modifiers="8435.50295857988"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3" draw:text-style-name="P1" draw:layer="layout" svg:width="0.345cm" svg:height="0.509cm" draw:transform="rotate (0.0687659725285636) translate (0.082cm 0.484cm)">
              <text:p/>
              <draw:enhanced-geometry svg:viewBox="0 0 21600 21600" draw:mirror-horizontal="false" draw:mirror-vertical="false" draw:glue-points="21600 0 0 10800 21600 21600 ?f0 10800" draw:text-areas="?f1 ?f10 21600 ?f11" draw:type="moon" draw:modifiers="8302.8901734104"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g>
              <draw:custom-shape draw:style-name="gr4" draw:text-style-name="P1" draw:layer="layout" svg:width="0.319cm" svg:height="0.319cm" draw:transform="rotate (-0.716632190869923) translate (0.493cm 0.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8cm" svg:height="0.279cm" draw:transform="rotate (-0.716632190869923) translate (0.498cm 0.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1" draw:layer="layout" svg:width="0.028cm" svg:height="0.028cm" draw:transform="rotate (-0.716632190869923) translate (0.766cm 0.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028cm" svg:height="0.027cm" draw:transform="rotate (-0.716632190869923) translate (0.807cm 0.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03cm" svg:height="0.028cm" draw:transform="rotate (-0.716632190869923) translate (0.794cm 0.2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7cm" svg:height="0.028cm" draw:transform="rotate (-0.716632190869923) translate (0.842cm 0.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8cm" draw:transform="rotate (-0.716632190869923) translate (0.803cm 0.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027cm" svg:height="0.028cm" draw:transform="rotate (-0.716632190869923) translate (0.794cm 0.3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8cm" draw:transform="rotate (-0.716632190869923) translate (0.839cm 0.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7cm" svg:height="0.027cm" draw:transform="rotate (-0.716632190869923) translate (0.701cm 0.0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027cm" svg:height="0.029cm" draw:transform="rotate (-0.716632190869923) translate (0.754cm 0.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027cm" svg:height="0.028cm" draw:transform="rotate (-0.716632190869923) translate (0.661cm 0.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029cm" svg:height="0.028cm" draw:transform="rotate (-0.716632190869923) translate (0.771cm 0.3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7cm" svg:height="0.029cm" draw:transform="rotate (-0.716632190869923) translate (0.771cm 0.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9cm" draw:transform="rotate (-0.716632190869923) translate (0.735cm 0.4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7cm" draw:transform="rotate (-0.716632190869923) translate (0.836cm 0.1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027cm" svg:height="0.028cm" draw:transform="rotate (-0.716632190869923) translate (0.849cm 0.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9cm" draw:transform="rotate (-0.716632190869923) translate (0.789cm 0.1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7cm" svg:height="0.028cm" draw:transform="rotate (-0.716632190869923) translate (0.817cm 0.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 draw:text-style-name="P1" draw:layer="layout" svg:width="0.164cm" svg:height="0.165cm" draw:transform="rotate (-0.716632190869923) translate (0.5cm 0.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19cm" svg:height="0.174cm" svg:x="0.416cm" svg:y="0.3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7" draw:text-style-name="P1" draw:layer="layout" svg:width="0.032cm" svg:height="0.032cm" draw:transform="rotate (-0.716632190869923) translate (0.509cm 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7cm" svg:height="0.027cm" draw:transform="rotate (-0.716632190869923) translate (0.236cm 0.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9cm" svg:height="0.026cm" draw:transform="rotate (-0.716632190869923) translate (0.231cm 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7cm" svg:height="0.027cm" draw:transform="rotate (-0.716632190869923) translate (0.16cm 0.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8cm" draw:transform="rotate (-0.716632190869923) translate (0.194cm 0.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7cm" svg:height="0.028cm" draw:transform="rotate (-0.716632190869923) translate (0.154cm 0.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9cm" draw:transform="rotate (-0.716632190869923) translate (0.162cm 0.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7cm" svg:height="0.029cm" draw:transform="rotate (-0.716632190869923) translate (0.196cm 0.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7cm" svg:height="0.027cm" draw:transform="rotate (-0.716632190869923) translate (0.265cm 0.8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9cm" svg:height="0.027cm" draw:transform="rotate (-0.716632190869923) translate (0.317cm 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8cm" svg:height="0.029cm" draw:transform="rotate (-0.716632190869923) translate (0.19cm 0.5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9cm" svg:height="0.029cm" draw:transform="rotate (-0.716632190869923) translate (0.203cm 0.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9cm" svg:height="0.03cm" draw:transform="rotate (-0.716632190869923) translate (0.142cm 0.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8cm" svg:height="0.029cm" draw:transform="rotate (-0.716632190869923) translate (0.189cm 0.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8cm" svg:height="0.027cm" draw:transform="rotate (-0.716632190869923) translate (0.169cm 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7cm" svg:height="0.028cm" draw:transform="rotate (-0.716632190869923) translate (0.215cm 0.7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3cm" svg:height="0.028cm" draw:transform="rotate (-0.716632190869923) translate (0.235cm 0.8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9cm" svg:height="0.029cm" draw:transform="rotate (-0.716632190869923) translate (0.228cm 0.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8cm" svg:height="0.028cm" draw:transform="rotate (-0.716632190869923) translate (0.278cm 0.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7cm" svg:height="0.028cm" draw:transform="rotate (-0.716632190869923) translate (0.135cm 0.7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9cm" svg:height="0.028cm" draw:transform="rotate (-0.716632190869923) translate (0.174cm 0.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9cm" svg:height="0.027cm" draw:transform="rotate (-0.716632190869923) translate (0.28cm 0.5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9cm" svg:height="0.028cm" draw:transform="rotate (-0.716632190869923) translate (0.354cm 0.4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9cm" svg:height="0.027cm" draw:transform="rotate (-0.716632190869923) translate (0.316cm 0.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9cm" svg:height="0.027cm" draw:transform="rotate (-0.716632190869923) translate (0.398cm 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8cm" draw:transform="rotate (-0.716632190869923) translate (0.621cm 0.4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9cm" svg:height="0.028cm" draw:transform="rotate (-0.716632190869923) translate (0.699cm 0.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027cm" svg:height="0.028cm" draw:transform="rotate (-0.716632190869923) translate (0.663cm 0.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7cm" draw:transform="rotate (-0.716632190869923) translate (0.196cm 0.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8cm" draw:transform="rotate (-0.716632190869923) translate (0.599cm 0.5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8cm" draw:transform="rotate (-0.716632190869923) translate (0.546cm 0.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8cm" draw:transform="rotate (-0.716632190869923) translate (0.466cm 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8cm" draw:transform="rotate (-0.716632190869923) translate (0.415cm 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8cm" draw:transform="rotate (-0.716632190869923) translate (0.421cm 0.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8cm" draw:transform="rotate (-0.716632190869923) translate (0.473cm 0.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8cm" draw:transform="rotate (-0.716632190869923) translate (0.542cm 0.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8cm" draw:transform="rotate (-0.716632190869923) translate (0.592cm 0.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028cm" svg:height="0.028cm" draw:transform="rotate (-0.716632190869923) translate (0.615cm 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cccff" draw:fill-gradient-name="Gradient_20_7" draw:fill-hatch-name="Hatch_20_46" draw:fill-image-name="Bitmape_20_1" draw:fill-image-width="0cm" draw:fill-image-height="0cm" draw:shadow="hidden" draw:shadow-offset-x="0.3cm" draw:shadow-offset-y="0.3cm" draw:shadow-color="#808080" draw:decimal-places="1">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rial" style:font-style-name="Standard" style:font-family-generic="swiss" style:font-pitch="variable" fo:font-size="8pt" fo:font-style="normal" fo:text-shadow="none" style:text-underline-style="none" fo:font-weight="normal"/>
    </style:style>
    <style:style style:name="objectwitharrow" style:family="graphic" style:parent-style-name="standard">
      <style:graphic-properties draw:stroke="solid" svg:stroke-width="0cm" svg:stroke-color="#000000" draw:marker-start="Arrow" draw:marker-start-width="0.48cm" draw:marker-start-center="true" draw:marker-end="Symmetric_20_Arrow" draw:marker-end-width="0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erbinder_20_mit_20_Pfeil" style:display-name="Verbinder mit Pfeil" style:family="graphic" style:parent-style-name="standard">
      <style:graphic-properties draw:marker-end="Symmetric_20_Arrow" draw:marker-end-width="0.2cm" draw:textarea-horizontal-align="center" draw:textarea-vertical-align="middle"/>
    </style:style>
    <style:style style:name="Verbinder-Standard_20_mit_20_Pfeil" style:display-name="Verbinder-Standard mit Pfeil" style:family="graphic" style:parent-style-name="standard">
      <style:graphic-properties draw:marker-end="Symmetric_20_Arrow"/>
    </style:style>
    <style:style style:name="Verbinder-direkt_20_mit_20_Pfeil_20_rot" style:display-name="Verbinder-direkt mit Pfeil rot" style:family="graphic" style:parent-style-name="Verbinder_20_mit_20_Pfeil">
      <style:graphic-properties svg:stroke-color="#800000"/>
    </style:style>
    <style:style style:name="Verbinder-Standard_20_mit_20_Pfeil_20_rot" style:display-name="Verbinder-Standard mit Pfeil rot" style:family="graphic">
      <style:graphic-properties svg:stroke-color="#800000"/>
    </style:style>
  </office:styles>
  <office:automatic-styles>
    <style:page-layout style:name="PM0">
      <style:page-layout-properties fo:margin-top="0cm" fo:margin-bottom="0cm" fo:margin-left="0cm" fo:margin-right="0cm" fo:page-width="1cm" fo:page-height="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EB-Draw-klein"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meta:creation-date>2014-01-26T23:04:34.18</meta:creation-date>
    <dc:language>de-DE</dc:language>
    <meta:editing-cycles>6</meta:editing-cycles>
    <meta:editing-duration>PT50M54S</meta:editing-duration>
    <dc:title>WEB-Draw-klein</dc:title>
    <meta:initial-creator>Martin Korneffel</meta:initial-creator>
    <dc:date>2014-01-30T23:02:30.71</dc:date>
    <dc:creator>Martin Korneffel</dc:creator>
    <meta:document-statistic meta:object-count="66"/>
    <meta:user-defined meta:name="Info 1"/>
    <meta:user-defined meta:name="Info 2"/>
    <meta:user-defined meta:name="Info 3"/>
    <meta:user-defined meta:name="Info 4"/>
    <meta:template xlink:type="simple" xlink:actuate="onRequest" xlink:title="WEB-Draw-klein" xlink:href="../../../../../../Users/Martin/AppData/Roaming/OpenOffice/4/user/template/WEB-Draw-klein.otg" meta:date="2014-01-26T23:04:33.91"/>
  </office:meta>
</office:document-meta>
</file>